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8938in"/>
    </style:style>
    <style:style style:name="Tabela2.C" style:family="table-column">
      <style:table-column-properties style:column-width="1.1014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d89e17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d89e17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d89e17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d89e17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d89e17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d89e17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d89e17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Times New Roman" fo:font-size="12pt" fo:font-weight="normal" ns42:rsid="02844a0d" ns42:paragraph-rsid="02d89e1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d89e17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d89e17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d89e17" style:font-size-asian="12pt" style:font-name-complex="Liberation Serif" style:font-size-complex="12pt"/>
    </style:style>
    <style:style style:name="P25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d89e17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6pt" ns42:paragraph-rsid="02d89e17" style:font-size-asian="6pt" style:font-size-complex="6pt"/>
    </style:style>
    <style:style style:name="P27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d89e17" style:font-size-asian="12pt" style:font-name-complex="Liberation Serif" style:font-size-complex="12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d89e17" style:font-size-asian="12pt" style:font-name-complex="Liberation Serif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d89e17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ns42:paragraph-rsid="02d89e17"/>
    </style:style>
    <style:style style:name="P32" style:family="paragraph" style:parent-style-name="Standard">
      <style:paragraph-properties fo:text-align="center" style:justify-single-word="false"/>
      <style:text-properties ns42:paragraph-rsid="02d89e17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d89e17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d89e17"/>
    </style:style>
    <style:style style:name="P35" style:family="paragraph" style:parent-style-name="Standard">
      <style:paragraph-properties fo:margin-top="0in" fo:margin-bottom="0in" style:contextual-spacing="false"/>
      <style:text-properties ns42:paragraph-rsid="02d89e17"/>
    </style:style>
    <style:style style:name="P36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2d89e17" style:font-size-asian="12pt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ns42:rsid="01afe324"/>
    </style:style>
    <style:style style:name="T18" style:family="text">
      <style:text-properties ns42:rsid="0228caf0"/>
    </style:style>
    <style:style style:name="T20" style:family="text">
      <style:text-properties ns42:rsid="0243686b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34" style:family="text">
      <style:text-properties ns42:rsid="02afcd94"/>
    </style:style>
    <style:style style:name="T35" style:family="text">
      <style:text-properties ns42:rsid="02b0d362"/>
    </style:style>
    <style:style style:name="T36" style:family="text">
      <style:text-properties ns42:rsid="0202bdeb"/>
    </style:style>
    <style:style style:name="T38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4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6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7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9" style:family="text">
      <style:text-properties ns42:rsid="021d873d"/>
    </style:style>
    <style:style style:name="T50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1" style:family="text">
      <style:text-properties ns42:rsid="017c7e24"/>
    </style:style>
    <style:style style:name="T52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8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LUCAS GUILHERME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MATHEUS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LUIZ OTAVIO, SD EV JUNIOR, SD EV PEDRO SANTOS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- MOTORISTA DE DIA: SD LUKAS SILVA</text:p>
            <text:p text:style-name="P23">- PERMANÊNCIA ENFERMARIA: SD JOÃO FELIX</text:p>
            <text:p text:style-name="P23">- GDA QTL: SD EV GUIMARÃES, SD EV QUINTANILHA</text:p>
          </table:table-cell>
          <table:table-cell table:style-name="Tabela2.A1" office:value-type="string">
            <text:p text:style-name="P24">0<text:span text:style-name="T34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5">0<text:span text:style-name="T35">4</text:span></text:p>
          </table:table-cell>
          <table:covered-table-cell/>
        </table:table-row>
      </table:table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7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29">0<text:span text:style-name="T36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0">09</text:p>
          </table:table-cell>
        </table:table-row>
      </table:table>
      <text:list text:style-name="L1">
        <text:list-header>
          <text:p text:style-name="P31">Quartel em São João del-Rei-MG, 18 de Julho de 2025.</text:p>
          <text:p text:style-name="P31"><text:span text:style-name="Fonte_20_parág._20_padrão"><text:span text:style-name="T38"/></text:span></text:p>
        </text:list-header>
      </text:list>
      <text:p text:style-name="P32"><text:bookmark text:name="wpaicg-chat-message-76632"/><text:span text:style-name="Fonte_20_parág._20_padrão"><text:span text:style-name="T44"><text:s text:c="375"/></text:span></text:span></text:p>
      <text:p text:style-name="P33"><text:span text:style-name="Fonte_20_parág._20_padrão"><text:span text:style-name="T44"><text:s/></text:span></text:span><text:span text:style-name="Fonte_20_parág._20_padrão"><text:span text:style-name="T45"><text:s text:c="2"/></text:span></text:span><text:span text:style-name="Fonte_20_parág._20_padrão"><text:span text:style-name="T46">FELIPE</text:span></text:span><text:span text:style-name="Fonte_20_parág._20_padrão"><text:span text:style-name="T45"> CARLOS </text:span></text:span><text:span text:style-name="Fonte_20_parág._20_padrão"><text:span text:style-name="T46">CHAVES</text:span></text:span><text:span text:style-name="Fonte_20_parág._20_padrão"><text:span text:style-name="T45"> <text:s/>– </text:span></text:span><text:span text:style-name="Fonte_20_parág._20_padrão"><text:span text:style-name="T46">1</text:span></text:span><text:span text:style-name="Fonte_20_parág._20_padrão"><text:span text:style-name="T45">° SGT</text:span></text:span></text:p>
      <text:p text:style-name="P34"><text:span text:style-name="Fonte_20_parág._20_padrão"><text:span text:style-name="T45"><text:s text:c="61"/>Sgte da Cia C Ap</text:span></text:span></text:p>
      <text:p text:style-name="P33"><text:span text:style-name="Fonte_20_parág._20_padrão"><text:span text:style-name="T45"/></text:span></text:p>
      <text:p text:style-name="P35"><text:span text:style-name="Fonte_20_parág._20_padrão"><text:span text:style-name="T45"><text:s text:c="8"/></text:span></text:span><text:span text:style-name="T47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6"/>
            <text:p text:style-name="P35"><text:span text:style-name="Fonte_20_parág._20_padrão"><text:span text:style-name="T48"><text:s text:c="15"/></text:span></text:span><text:span text:style-name="Fonte_20_parág._20_padrão"><text:span text:style-name="T1">Visto</text:span></text:span></text:p>
            <text:p text:style-name="P2"/>
            <text:p text:style-name="P3"><text:soft-page-break/>___ <text:s text:c="11"/><text:span text:style-name="T49">____</text:span>_______</text:p>
            <text:p text:style-name="P37"><text:s text:c="9"/>OF DE DIA</text:p>
            <text:p text:style-name="P35"><text:span text:style-name="Fonte_20_parág._20_padrão"><text:span text:style-name="T50"><text:s text:c="71"/></text:span></text:span><text:span text:style-name="Fonte_20_parág._20_padrão"><text:span text:style-name="T48">( <text:s text:c="7"/>) PERNOITE SEM ALTERAÇÃO</text:span></text:span></text:p>
            <text:p text:style-name="P38"/>
            <text:p text:style-name="P38"/>
            <text:p text:style-name="P35"><text:span text:style-name="Fonte_20_parág._20_padrão"><text:span text:style-name="T50"><text:s text:c="71"/></text:span></text:span><text:span text:style-name="Fonte_20_parág._20_padrão"><text:span text:style-name="T48">( <text:s text:c="7"/>) PERNOITE COM ALTERAÇÃO</text:span></text:span></text:p>
            <text:p text:style-name="P38"/>
            <text:p text:style-name="P38"/>
            <text:p text:style-name="P38"/>
            <text:p text:style-name="P38"/>
            <text:p text:style-name="P38"/>
            <text:p text:style-name="P35"><text:span text:style-name="Fonte_20_parág._20_padrão"><text:span text:style-name="T48">DESCRIÇÃO DA ALTERAÇÃO</text:span></text:span><text:span text:style-name="Fonte_20_parág._20_padrão"><text:span text:style-name="T5">:</text:span></text:span></text:p>
            <text:p text:style-name="P39">_____________________________________________________________________________<text:span text:style-name="T51">_________</text:span></text:p>
            <text:p text:style-name="P38"/>
            <text:p text:style-name="P35"><text:span text:style-name="Fonte_20_parág._20_padrão"><text:span text:style-name="T48">_____________________________________________________________________________</text:span></text:span><text:span text:style-name="Fonte_20_parág._20_padrão"><text:span text:style-name="T52">_________</text:span>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<text:span text:style-name="T51">_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40"/>
            <text:p text:style-name="P40">________________</text:p>
            <text:p text:style-name="P41">Sgt Dia da CCAp</text:p>
            <text:p text:style-name="P41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8T22:28:22.961140200</dc:date>
    <meta:editing-duration>P3DT17H49M12S</meta:editing-duration>
    <meta:editing-cycles>473</meta:editing-cycles>
    <meta:print-date>2025-07-18T22:07:40.426908600</meta:print-date>
    <meta:printed-by>PDF files</meta:printed-by>
    <meta:document-statistic meta:table-count="5" meta:image-count="0" meta:object-count="0" meta:page-count="2" meta:paragraph-count="89" meta:word-count="212" meta:character-count="3174" meta:non-whitespace-character-count="22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